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 columnalign="left">
          <mrow>
            <mrow>
              <msub>
                <mi>N</mi>
                <mtext>mpipe</mtext>
              </msub>
              <mo stretchy="false">=</mo>
              <mo stretchy="false">{</mo>
            </mrow>
            <mi>X</mi>
            <mi>,</mi>
            <mi>Y</mi>
            <mi>,</mi>
            <mi>D</mi>
            <mi>,</mi>
            <mo stretchy="false">{</mo>
            <mrow>
              <msub>
                <mi>M</mi>
                <mi>d</mi>
              </msub>
              <mo stretchy="false">∣</mo>
              <mi>d</mi>
              <mo stretchy="false">∈</mo>
              <mi>D</mi>
            </mrow>
            <mo stretchy="false">}</mo>
            <mi>,</mi>
            <mi mathvariant="italic">EIC</mi>
            <mi>,</mi>
            <mi mathvariant="italic">EOC</mi>
            <mi>,</mi>
            <mi mathvariant="italic">IC</mi>
            <mi>,</mi>
            <mi mathvariant="italic">Select</mi>
            <mo stretchy="false">}</mo>
            <mi>.</mi>
          </mrow>
        </mtd>
      </mtr>
      <mtr>
        <mtd>
          <mrow/>
        </mtd>
      </mtr>
      <mtr>
        <mtd columnalign="left">
          <mrow>
            <mi>V</mi>
            <mo stretchy="false">=</mo>
            <mtext>the set of allowed jobs and their states</mtext>
          </mrow>
        </mtd>
      </mtr>
      <mtr>
        <mtd columnalign="left">
          <mrow>
            <mrow>
              <mi>J</mi>
              <mo stretchy="false">=</mo>
              <mo stretchy="false">{</mo>
            </mrow>
            <mn>1,</mn>
            <mn>2</mn>
            <mo stretchy="false">}</mo>
            <mtext>the types of jobs, the job classes</mtext>
          </mrow>
        </mtd>
      </mtr>
      <mtr>
        <mtd columnalign="left">
          <mrow>
            <mrow>
              <mi mathvariant="italic">InPorts</mi>
              <mo stretchy="false">=</mo>
              <mo stretchy="false">{</mo>
            </mrow>
            <mtext>in</mtext>
            <mo stretchy="false">}</mo>
            <mi>;</mi>
            <mrow>
              <mi mathvariant="italic">OutPorts</mi>
              <mo stretchy="false">=</mo>
              <mo stretchy="false">{</mo>
            </mrow>
            <mtext>out</mtext>
            <mo stretchy="false">}</mo>
            <mi>;</mi>
            <mtext>possible port names</mtext>
          </mrow>
        </mtd>
      </mtr>
      <mtr>
        <mtd>
          <mrow/>
        </mtd>
      </mtr>
      <mtr>
        <mtd columnalign="left">
          <mrow>
            <mrow>
              <mi>X</mi>
              <mo stretchy="false">=</mo>
              <mo stretchy="false">{</mo>
            </mrow>
            <mrow>
              <mrow>
                <mo fence="true" stretchy="false">(</mo>
                <mrow>
                  <mrow>
                    <mi>p</mi>
                    <mi>,</mi>
                    <mi>c</mi>
                    <mi>,</mi>
                    <mi>v</mi>
                  </mrow>
                </mrow>
                <mo fence="true" stretchy="false">)</mo>
              </mrow>
              <mo stretchy="false">∣</mo>
              <mtext> </mtext>
            </mrow>
            <mrow>
              <mi>p</mi>
              <mo stretchy="false">∈</mo>
              <mrow>
                <mi mathvariant="italic">InPorts</mi>
                <mo stretchy="false">∧</mo>
                <mi>c</mi>
              </mrow>
              <mo stretchy="false">∈</mo>
              <mrow>
                <mi>J</mi>
                <mo stretchy="false">∧</mo>
                <mi>v</mi>
              </mrow>
              <mo stretchy="false">∈</mo>
              <mi>V</mi>
            </mrow>
            <mo stretchy="false">}</mo>
            <mi>;</mi>
            <mtext>the set of input events representing the jobs</mtext>
          </mrow>
        </mtd>
      </mtr>
      <mtr>
        <mtd columnalign="left">
          <mrow>
            <mrow>
              <mi>Y</mi>
              <mo stretchy="false">=</mo>
              <mo stretchy="false">{</mo>
            </mrow>
            <mrow>
              <mrow>
                <mo fence="true" stretchy="false">(</mo>
                <mrow>
                  <mrow>
                    <mi>p</mi>
                    <mi>,</mi>
                    <mi>c</mi>
                    <mi>,</mi>
                    <mi>v</mi>
                  </mrow>
                </mrow>
                <mo fence="true" stretchy="false">)</mo>
              </mrow>
              <mo stretchy="false">∣</mo>
              <mtext> </mtext>
            </mrow>
            <mrow>
              <mi>p</mi>
              <mo stretchy="false">∈</mo>
              <mrow>
                <mi mathvariant="italic">OutPorts</mi>
                <mo stretchy="false">∧</mo>
                <mi>c</mi>
              </mrow>
              <mo stretchy="false">∈</mo>
              <mrow>
                <mi>J</mi>
                <mo stretchy="false">∧</mo>
                <mi>v</mi>
              </mrow>
              <mo stretchy="false">∈</mo>
              <mi>V</mi>
            </mrow>
            <mo stretchy="false">}</mo>
            <mi>;</mi>
            <mtext>the set of output events representing the jobs</mtext>
          </mrow>
        </mtd>
      </mtr>
      <mtr>
        <mtd columnalign="left">
          <mrow>
            <mrow>
              <mi>D</mi>
              <mo stretchy="false">=</mo>
              <mo stretchy="false">{</mo>
            </mrow>
            <mi>G</mi>
            <mn>1,</mn>
            <mi>G</mi>
            <mn>2,</mn>
            <mi>P</mi>
            <mn>1,</mn>
            <mi>P</mi>
            <mn>2,</mn>
            <mi>M</mi>
            <mn>0,</mn>
            <mi mathvariant="italic">PM</mi>
            <mi>,</mi>
            <mi>T</mi>
            <mo stretchy="false">}</mo>
            <mi>;</mi>
            <mtext>the names of the subcomponents</mtext>
          </mrow>
        </mtd>
      </mtr>
      <mtr>
        <mtd>
          <mrow/>
        </mtd>
      </mtr>
      <mtr>
        <mtd columnalign="left">
          <mrow>
            <mrow>
              <msub>
                <mi>M</mi>
                <mrow>
                  <mi>G</mi>
                  <mn>1</mn>
                </mrow>
              </msub>
              <mo stretchy="false">=</mo>
              <mi mathvariant="italic">GEN</mi>
            </mrow>
            <mrow>
              <mo fence="true" stretchy="false">(</mo>
              <mrow>
                <mn>20</mn>
              </mrow>
              <mo fence="true" stretchy="false">)</mo>
            </mrow>
            <mi>;</mi>
            <mtext>    </mtext>
            <mrow>
              <msub>
                <mi>M</mi>
                <mrow>
                  <mi>G</mi>
                  <mn>2</mn>
                </mrow>
              </msub>
              <mo stretchy="false">=</mo>
              <mi mathvariant="italic">GEN</mi>
            </mrow>
            <mrow>
              <mo fence="true" stretchy="false">(</mo>
              <mrow>
                <mn>21</mn>
              </mrow>
              <mo fence="true" stretchy="false">)</mo>
            </mrow>
            <mi>;</mi>
            <mtext>the job generators</mtext>
          </mrow>
        </mtd>
      </mtr>
      <mtr>
        <mtd columnalign="left">
          <mrow>
            <mrow>
              <msub>
                <mi>M</mi>
                <mrow>
                  <mi>P</mi>
                  <mn>1</mn>
                </mrow>
              </msub>
              <mo stretchy="false">=</mo>
              <mi mathvariant="italic">BPROC</mi>
            </mrow>
            <mrow>
              <mo fence="true" stretchy="false">(</mo>
              <mrow>
                <mn>5</mn>
              </mrow>
              <mo fence="true" stretchy="false">)</mo>
            </mrow>
            <mi>;</mi>
            <mtext>    </mtext>
            <mrow>
              <msub>
                <mi>M</mi>
                <mrow>
                  <mi>P</mi>
                  <mn>2</mn>
                </mrow>
              </msub>
              <mo stretchy="false">=</mo>
              <mi mathvariant="italic">BPROC</mi>
            </mrow>
            <mrow>
              <mo fence="true" stretchy="false">(</mo>
              <mrow>
                <mn>7</mn>
              </mrow>
              <mo fence="true" stretchy="false">)</mo>
            </mrow>
            <mi>;</mi>
            <mtext>the buffered job processors</mtext>
          </mrow>
        </mtd>
      </mtr>
      <mtr>
        <mtd columnalign="left">
          <mrow>
            <mrow>
              <msub>
                <mi>M</mi>
                <mi mathvariant="italic">PM</mi>
              </msub>
              <mo stretchy="false">=</mo>
              <mi mathvariant="italic">BPROC</mi>
            </mrow>
            <mrow>
              <mo fence="true" stretchy="false">(</mo>
              <mrow>
                <mn>10</mn>
              </mrow>
              <mo fence="true" stretchy="false">)</mo>
            </mrow>
            <mi>;</mi>
            <mtext>    </mtext>
            <mrow>
              <mi>T</mi>
              <mo stretchy="false">=</mo>
              <mi mathvariant="italic">SINK</mi>
            </mrow>
            <mrow>
              <mo fence="true" stretchy="false">(</mo>
              <mrow/>
              <mo fence="true" stretchy="false">)</mo>
            </mrow>
            <mi>;</mi>
            <mtext>the final job processor and sink</mtext>
          </mrow>
        </mtd>
      </mtr>
      <mtr>
        <mtd columnalign="left">
          <mrow>
            <mrow>
              <mi mathvariant="italic">EIC</mi>
              <mo stretchy="false">=</mo>
              <mi mathvariant="normal">∅</mi>
            </mrow>
            <mi>;</mi>
            <mtext>    </mtext>
            <mrow>
              <mi mathvariant="italic">EOC</mi>
              <mo stretchy="false">=</mo>
              <mi mathvariant="normal">∅</mi>
            </mrow>
            <mi>;</mi>
            <mtext>the generators and transducer are part of the model</mtext>
          </mrow>
        </mtd>
      </mtr>
      <mtr>
        <mtd>
          <mrow/>
        </mtd>
      </mtr>
      <mtr>
        <mtd columnalign="left">
          <mrow>
            <mi mathvariant="italic">IC</mi>
            <mo stretchy="false">=</mo>
            <mtext> </mtext>
          </mrow>
        </mtd>
      </mtr>
      <mtr>
        <mtd>
          <mrow>
            <mtext>     </mtext>
            <mo stretchy="false">{</mo>
            <mrow>
              <mo fence="true" stretchy="false">[</mo>
              <mrow>
                <mrow>
                  <mrow>
                    <mo fence="true" stretchy="false">(</mo>
                    <mrow>
                      <mrow>
                        <mi>G</mi>
                        <mn>1,</mn>
                        <mtext>out</mtext>
                      </mrow>
                    </mrow>
                    <mo fence="true" stretchy="false">)</mo>
                  </mrow>
                  <mi>,</mi>
                  <mrow>
                    <mo fence="true" stretchy="false">(</mo>
                    <mrow>
                      <mrow>
                        <mi>P</mi>
                        <mn>1,</mn>
                        <mtext>in</mtext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  <mtr>
        <mtd>
          <mrow>
            <mtext>       </mtext>
            <mrow>
              <mo fence="true" stretchy="false">[</mo>
              <mrow>
                <mrow>
                  <mrow>
                    <mo fence="true" stretchy="false">(</mo>
                    <mrow>
                      <mrow>
                        <mi>P</mi>
                        <mn>1,</mn>
                        <mtext>out</mtext>
                      </mrow>
                    </mrow>
                    <mo fence="true" stretchy="false">)</mo>
                  </mrow>
                  <mi>,</mi>
                  <mrow>
                    <mo fence="true" stretchy="false">(</mo>
                    <mrow>
                      <mrow>
                        <mi mathvariant="italic">PM</mi>
                        <mi>,</mi>
                        <mtext>in1</mtext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  <mtr>
        <mtd>
          <mrow>
            <mtext>       </mtext>
            <mrow>
              <mo fence="true" stretchy="false">[</mo>
              <mrow>
                <mrow>
                  <mrow>
                    <mo fence="true" stretchy="false">(</mo>
                    <mrow>
                      <mrow>
                        <mi>G</mi>
                        <mn>2,</mn>
                        <mtext>out</mtext>
                      </mrow>
                    </mrow>
                    <mo fence="true" stretchy="false">)</mo>
                  </mrow>
                  <mi>,</mi>
                  <mrow>
                    <mo fence="true" stretchy="false">(</mo>
                    <mrow>
                      <mrow>
                        <mi>P</mi>
                        <mn>2,</mn>
                        <mtext>in</mtext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  <mtr>
        <mtd>
          <mrow>
            <mtext>       </mtext>
            <mrow>
              <mo fence="true" stretchy="false">[</mo>
              <mrow>
                <mrow>
                  <mrow>
                    <mo fence="true" stretchy="false">(</mo>
                    <mrow>
                      <mrow>
                        <mi>P</mi>
                        <mn>2,</mn>
                        <mtext>out</mtext>
                      </mrow>
                    </mrow>
                    <mo fence="true" stretchy="false">)</mo>
                  </mrow>
                  <mi>,</mi>
                  <mrow>
                    <mo fence="true" stretchy="false">(</mo>
                    <mrow>
                      <mrow>
                        <mi mathvariant="italic">PM</mi>
                        <mi>,</mi>
                        <mtext>in</mtext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  <mtr>
        <mtd>
          <mrow>
            <mtext>       </mtext>
            <mrow>
              <mo fence="true" stretchy="false">[</mo>
              <mrow>
                <mrow>
                  <mrow>
                    <mo fence="true" stretchy="false">(</mo>
                    <mrow>
                      <mrow>
                        <mi mathvariant="italic">PM</mi>
                        <mi>,</mi>
                        <mtext>out</mtext>
                      </mrow>
                    </mrow>
                    <mo fence="true" stretchy="false">)</mo>
                  </mrow>
                  <mi>,</mi>
                  <mrow>
                    <mo fence="true" stretchy="false">(</mo>
                    <mrow>
                      <mrow>
                        <mi>T</mi>
                        <mi>,</mi>
                        <mtext>in</mtext>
                      </mrow>
                    </mrow>
                    <mo fence="true" stretchy="false">)</mo>
                  </mrow>
                </mrow>
              </mrow>
              <mo fence="true" stretchy="false">]</mo>
            </mrow>
            <mo stretchy="false">}</mo>
          </mrow>
        </mtd>
      </mtr>
      <mtr>
        <mtd columnalign="left">
          <mrow>
            <mi mathvariant="italic">Select</mi>
            <mrow>
              <mrow>
                <mo fence="true" stretchy="false">(</mo>
                <mrow>
                  <mrow>
                    <mi>D</mi>
                    <mi>'</mi>
                  </mrow>
                </mrow>
                <mo fence="true" stretchy="false">)</mo>
              </mrow>
              <mo stretchy="false">=</mo>
              <mtext>fair selection of a component ready to produce an event</mtext>
            </mrow>
          </mrow>
        </mtd>
      </mtr>
    </mtable>
    <annotation encoding="StarMath 5.0">alignl N_{"mpipe"} = \{ X, Y, D, \{M_d divides d in D\}, EIC, EOC, IC, Select\}. newline
newline 

alignl V = "the set of allowed jobs and their states" newline
alignl J = \{ 1, 2 \} "the types of jobs, the job classes" newline
alignl InPorts = \{ "in" \}; OutPorts = \{ "out" \}; "possible port names" newline
newline
alignl X = \{ (p,c,v) divides " " p in InPorts and c in J and v in V \}; "the set of input events representing the jobs" newline
alignl Y = \{ (p,c,v) divides " " p in OutPorts and c in J and v in V \}; "the set of output events representing the jobs" newline
alignl D = \{ G1, G2, P1, P2, M0, PM, T \}; "the names of the subcomponents" newline
newline
alignl M_G1 = GEN(20); "    " M_G2 = GEN(21); "the job generators" newline
alignl M_P1 = BPROC(5); "    " M_P2 = BPROC(7); "the buffered job processors" newline

alignl M_PM = BPROC(10); "    " T = SINK(); "the final job processor and sink" newline 
alignl EIC = emptyset; "    "  EOC = emptyset; "the generators and transducer are part of the model" newline 
newline
alignl IC = " " newline
"     " \{ [(G1, "out"), (P1, "in")] newline
"       "  [(P1, "out"), (PM, "in1")] newline
"       "  [(G2, "out"), (P2, "in")] newline
"       "  [(P2, "out"), (PM, "in")] newline
"       "  [(PM, "out"), (T, "in")] \} newline

alignl Select( D' ) = "fair selection of a component ready to produce an event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4T12:43:19.802000000</meta:creation-date>
    <meta:generator>LibreOffice/4.2.6.3$MacOSX_x86 LibreOffice_project/3fd416d4c6db7d3204c17ce57a1d70f6e531ee21</meta:generator>
  </office:meta>
</office:document-meta>
</file>